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7701in" fo:margin-left="0.4875in" fo:margin-top="0in" fo:margin-bottom="0in" table:align="left"/>
    </style:style>
    <style:style style:name="Table1.A" style:family="table-column">
      <style:table-column-properties style:column-width="1.1535in"/>
    </style:style>
    <style:style style:name="Table1.B" style:family="table-column">
      <style:table-column-properties style:column-width="1.1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text-indent="-0.25in" style:auto-text-indent="false"/>
    </style:style>
    <style:style style:name="P9" style:family="paragraph" style:parent-style-name="Standard" style:list-style-name="WWNum5">
      <style:paragraph-properties fo:margin-left="1in" fo:margin-right="0in" fo:text-indent="-0.25in" style:auto-text-indent="false"/>
    </style:style>
    <style:style style:name="P10" style:family="paragraph" style:parent-style-name="Standard" style:list-style-name="WWNum6">
      <style:paragraph-properties fo:margin-left="1in" fo:margin-right="0in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</style:style>
    <style:style style:name="P12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1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top="0in" fo:margin-bottom="0in" loext:contextual-spacing="false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9" style:family="paragraph" style:parent-style-name="Heading_20_1">
      <style:paragraph-properties fo:margin-top="0in" fo:margin-bottom="0in" loext:contextual-spacing="false"/>
    </style:style>
    <style:style style:name="P20" style:family="paragraph" style:parent-style-name="Heading_20_2">
      <style:paragraph-properties fo:margin-top="0in" fo:margin-bottom="0in" loext:contextual-spacing="false"/>
    </style:style>
    <style:style style:name="P21" style:family="paragraph" style:parent-style-name="Heading_20_3">
      <style:paragraph-properties fo:margin-top="0in" fo:margin-bottom="0in" loext:contextual-spacing="false"/>
    </style:style>
    <style:style style:name="P22" style:family="paragraph" style:parent-style-name="Title" style:master-page-name="Standard">
      <style:paragraph-properties fo:margin-top="0in" fo:margin-bottom="0in" loext:contextual-spacing="false" style:page-number="1"/>
    </style:style>
    <style:style style:name="P23" style:family="paragraph" style:parent-style-name="Subtitle">
      <style:paragraph-properties fo:margin-top="0in" fo:margin-bottom="0in" loext:contextual-spacing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vhr1u724aupe"/>Annotating European Novels (1840-1920) for Distant Reading</text:p>
      <text:p text:style-name="P23"><text:bookmark text:name="_bbuwraicbhnp"/>A Critical Assessment of Tools</text:p>
      <text:p text:style-name="P23"><text:bookmark text:name="_191ad7e0auy0"/>Time table </text:p>
      <text:list xml:id="list2302099776" text:style-name="WWNum2">
        <text:list-item>
          <text:p text:style-name="P1">Set up different repository (Lou; deadline: tomorrow)</text:p>
        </text:list-item>
        <text:list-item>
          <text:p text:style-name="P1">20+ novels in ELTeC level 0 (deadline: 15th November 2018):</text:p>
          <text:list>
            <text:list-item>
              <text:p text:style-name="P8">Certain / minimum:</text:p>
              <text:list>
                <text:list-item>
                  <text:p text:style-name="P12">English (Lou)</text:p>
                </text:list-item>
                <text:list-item>
                  <text:p text:style-name="P12">Hungarian (DONE)</text:p>
                </text:list-item>
                <text:list-item>
                  <text:p text:style-name="P12">Slovenian (Marco)</text:p>
                </text:list-item>
                <text:list-item>
                  <text:p text:style-name="P12">Italian (Fabio)</text:p>
                </text:list-item>
                <text:list-item>
                  <text:p text:style-name="P12">French (Serge + Christof)</text:p>
                </text:list-item>
                <text:list-item>
                  <text:p text:style-name="P12">German (Fotis)</text:p>
                </text:list-item>
                <text:list-item>
                  <text:p text:style-name="P12">Portuguese (Diana)</text:p>
                </text:list-item>
              </text:list>
            </text:list-item>
            <text:list-item>
              <text:p text:style-name="P8">Possible:</text:p>
              <text:list>
                <text:list-item>
                  <text:p text:style-name="P12">Spanish ()</text:p>
                </text:list-item>
                <text:list-item>
                  <text:p text:style-name="P12">Norwegian ()</text:p>
                </text:list-item>
              </text:list>
            </text:list-item>
          </text:list>
        </text:list-item>
      </text:list>
      <text:p text:style-name="P14"/>
      <text:list xml:id="list20945705057508" text:continue-numbering="true" text:style-name="WWNum2">
        <text:list-item>
          <text:p text:style-name="P1">Select sample (responsible: Lou; deadline: 22 November 2018):</text:p>
          <text:list>
            <text:list-item>
              <text:p text:style-name="P8">5 random passages of 400 “tokens” from each text: 100 samples per language. Whitespace tokenizer: 2,000 whitespace-delimited tokens per text. </text:p>
              <text:list>
                <text:list-item>
                  <text:p text:style-name="P12">Tokens that don’t fit a entire sentence get trimmed manually.</text:p>
                </text:list-item>
                <text:list-item>
                  <text:p text:style-name="P12"><text:soft-page-break/>Exclude headings, include poetry</text:p>
                </text:list-item>
              </text:list>
            </text:list-item>
            <text:list-item>
              <text:p text:style-name="P8">Make available</text:p>
            </text:list-item>
          </text:list>
        </text:list-item>
        <text:list-item>
          <text:p text:style-name="P1">Groups: apply (presumably) the best tool that they have and return the output (29 November 2018)</text:p>
        </text:list-item>
        <text:list-item>
          <text:p text:style-name="P1">Annotators correct the annotation (deadline: 11 january 2019)</text:p>
        </text:list-item>
        <text:list-item>
          <text:p text:style-name="P1">Corrections go back to the groups and they do their thing: perform comparison of tools (for each language); error analysis; suggestions for improvement and finetuning; comparison to baseline figures for “normal”, contemporary text (9 March 2019). Write-up in Google Doc</text:p>
        </text:list-item>
        <text:list-item>
          <text:p text:style-name="P1">Write up (12 April 2019)</text:p>
        </text:list-item>
      </text:list>
      <text:p text:style-name="P15"/>
      <text:p text:style-name="P15"/>
      <text:p text:style-name="P21"><text:bookmark text:name="_1zbpv6tv912e"/>Potential venues [to be decided]</text:p>
      <text:p text:style-name="P15">Language Resources and Evaluation / LREC</text:p>
      <text:p text:style-name="P15">Latech / CLFL</text:p>
      <text:p text:style-name="P15">Journal of Quantitative Linguistics</text:p>
      <text:p text:style-name="P15">Journal of AI Research / AI Review</text:p>
      <text:p text:style-name="P15">Digital Scholarship in the Humanities</text:p>
      <text:p text:style-name="P15">New Springer journal on DH (International journal of Digital Humanities)</text:p>
      <text:p text:style-name="P15">DHQ</text:p>
      <text:p text:style-name="P15">Take account review time, and the literary orientation also</text:p>
      <text:p text:style-name="P19"><text:bookmark text:name="_fcbmmojpjrre"/>Introduction</text:p>
      <text:list xml:id="list2358040753" text:style-name="WWNum5">
        <text:list-item>
          <text:p text:style-name="P2">What is annotation (in the context of this paper)?</text:p>
        </text:list-item>
        <text:list-item>
          <text:p text:style-name="P2">Why do we need the annotations for distant reading? What is the added value with respect to raw text?</text:p>
        </text:list-item>
        <text:list-item>
          <text:p text:style-name="P2">Short description of the COST project (what is the European novel?)</text:p>
        </text:list-item>
        <text:list-item>
          <text:p text:style-name="P2"><text:soft-page-break/>Which tools:</text:p>
          <text:list>
            <text:list-item>
              <text:p text:style-name="P9">Open-source</text:p>
            </text:list-item>
          </text:list>
        </text:list-item>
      </text:list>
      <text:p text:style-name="P15"/>
      <text:p text:style-name="P15">Languages (50 novels that can reach level-0 within the month):</text:p>
      <text:list xml:id="list3682191350" text:style-name="WWNum7">
        <text:list-item>
          <text:p text:style-name="P3">English</text:p>
        </text:list-item>
        <text:list-item>
          <text:p text:style-name="P3">Hungarian</text:p>
        </text:list-item>
        <text:list-item>
          <text:p text:style-name="P3">Slovenian</text:p>
        </text:list-item>
        <text:list-item>
          <text:p text:style-name="P3">Italian</text:p>
        </text:list-item>
        <text:list-item>
          <text:p text:style-name="P3">French</text:p>
        </text:list-item>
        <text:list-item>
          <text:p text:style-name="P3">German</text:p>
        </text:list-item>
        <text:list-item>
          <text:p text:style-name="P3">(Spanish)</text:p>
        </text:list-item>
        <text:list-item>
          <text:p text:style-name="P3">(Portuguese)</text:p>
        </text:list-item>
        <text:list-item>
          <text:p text:style-name="P3">...</text:p>
        </text:list-item>
      </text:list>
      <text:p text:style-name="P15"/>
      <text:p text:style-name="P15">Evaluation data:</text:p>
      <text:list xml:id="list2623211290" text:style-name="WWNum3">
        <text:list-item>
          <text:p text:style-name="P4">E.g. 10 random passages of 100 sentences, ca. 1000 words</text:p>
        </text:list-item>
      </text:list>
      <text:p text:style-name="P15"/>
      <text:p text:style-name="P20"><text:bookmark text:name="_r7q4vv4bonqe"/>Data</text:p>
      <text:list xml:id="list3822950960" text:style-name="WWNum6">
        <text:list-item>
          <text:p text:style-name="P5">Discuss corpus (6 languages in first iteration of ELTeC corpus):</text:p>
          <text:list>
            <text:list-item>
              <text:p text:style-name="P10">Composition (Metadata)</text:p>
            </text:list-item>
            <text:list-item>
              <text:p text:style-name="P10">Source of texts (with justification)</text:p>
            </text:list-item>
            <text:list-item>
              <text:p text:style-name="P10"><text:soft-page-break/>Mark-up</text:p>
            </text:list-item>
          </text:list>
        </text:list-item>
        <text:list-item>
          <text:p text:style-name="P5">Challenges of the data:</text:p>
          <text:list>
            <text:list-item>
              <text:p text:style-name="P10">Historic (variability in orthography, diachronic shifts in vocabulary)</text:p>
            </text:list-item>
            <text:list-item>
              <text:p text:style-name="P10">Multilinguality</text:p>
            </text:list-item>
            <text:list-item>
              <text:p text:style-name="P10">Corpus composition; cultural biases might be an issue; cf. selection criteria:</text:p>
              <text:list>
                <text:list-item>
                  <text:p text:style-name="P13">gender balance</text:p>
                </text:list-item>
                <text:list-item>
                  <text:p text:style-name="P13">language balance</text:p>
                </text:list-item>
                <text:list-item>
                  <text:p text:style-name="P13">diachronic balance</text:p>
                </text:list-item>
                <text:list-item>
                  <text:p text:style-name="P13">genre balance</text:p>
                </text:list-item>
                <text:list-item>
                  <text:p text:style-name="P13">representativeness and endurance</text:p>
                </text:list-item>
              </text:list>
            </text:list-item>
            <text:list-item>
              <text:p text:style-name="P10">Lack of resources in general: data size, data quality (e.g. OCR), …</text:p>
            </text:list-item>
            <text:list-item>
              <text:p text:style-name="P10">Consistency (WHERE ARE THE PAGE BREAKS???)</text:p>
            </text:list-item>
          </text:list>
        </text:list-item>
        <text:list-item>
          <text:p text:style-name="P5">Methodological issue: how is the pre-existing mark-up maintained? Which elements/layers are preserved? </text:p>
        </text:list-item>
      </text:list>
      <text:p text:style-name="P15"/>
      <text:p text:style-name="P19"><text:bookmark text:name="_y3ypf9gldl85"/>Task: problem statement</text:p>
      <text:p text:style-name="P15">Apply off-the-shelf annotation tools to our materials</text:p>
      <text:p text:style-name="P15"/>
      <text:p text:style-name="P20"><text:bookmark text:name="_d1jllusdiv94"/>Subtasks</text:p>
      <text:list xml:id="list2098565108" text:style-name="WWNum1">
        <text:list-item>
          <text:p text:style-name="P6">Cluster:</text:p>
          <text:list>
            <text:list-item>
              <text:p text:style-name="P11">Sentence splitting</text:p>
            </text:list-item>
            <text:list-item>
              <text:p text:style-name="P11">Tokenization</text:p>
            </text:list-item>
          </text:list>
        </text:list-item>
        <text:list-item>
          <text:p text:style-name="P6"><text:soft-page-break/>Cluster:</text:p>
          <text:list>
            <text:list-item>
              <text:p text:style-name="P11">Part of Speech tagging (head tags) -&gt; Noun</text:p>
            </text:list-item>
            <text:list-item>
              <text:p text:style-name="P11">Morphological analysis -&gt; Case</text:p>
            </text:list-item>
            <text:list-item>
              <text:p text:style-name="P11">Lemmatisation (what about MWU?)</text:p>
            </text:list-item>
          </text:list>
        </text:list-item>
        <text:list-item>
          <text:p text:style-name="P6">(Named) entity recognition</text:p>
        </text:list-item>
        <text:list-item>
          <text:p text:style-name="P6">Direct speech detection</text:p>
        </text:list-item>
        <text:list-item>
          <text:p text:style-name="P6">Sentiment analysis</text:p>
        </text:list-item>
      </text:list>
      <text:p text:style-name="P15"/>
      <text:p text:style-name="P15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7">Language</text:p>
          </table:table-cell>
          <table:table-cell table:style-name="Table1.A1" office:value-type="string">
            <text:p text:style-name="P17">Sentence</text:p>
            <text:p text:style-name="P17">Tokenisation</text:p>
            <text:p text:style-name="P17">Direct Speech</text:p>
          </table:table-cell>
          <table:table-cell table:style-name="Table1.A1" office:value-type="string">
            <text:p text:style-name="P17">POS</text:p>
            <text:p text:style-name="P17">Morph</text:p>
            <text:p text:style-name="P17">Lemma</text:p>
          </table:table-cell>
          <table:table-cell table:style-name="Table1.A1" office:value-type="string">
            <text:p text:style-name="P17">Named Entity Recognition</text:p>
          </table:table-cell>
          <table:table-cell table:style-name="Table1.A1" office:value-type="string">
            <text:p text:style-name="P17">Sentiment Analysis</text:p>
          </table:table-cell>
        </table:table-row>
        <table:table-row table:style-name="Table1.1">
          <table:table-cell table:style-name="Table1.A1" office:value-type="string">
            <text:p text:style-name="P16">English (Lou)</text:p>
          </table:table-cell>
          <table:table-cell table:style-name="Table1.A1" office:value-type="string">
            <text:p text:style-name="P17">Mike</text:p>
          </table:table-cell>
          <table:table-cell table:style-name="Table1.A1" office:value-type="string">
            <text:p text:style-name="P17">Silvie</text:p>
          </table:table-cell>
          <table:table-cell table:style-name="Table1.A1" office:value-type="string">
            <text:p text:style-name="P17">Ranka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Hungarian</text:p>
          </table:table-cell>
          <table:table-cell table:style-name="Table1.A1" office:value-type="string">
            <text:p text:style-name="P17">ELTE.DH</text:p>
          </table:table-cell>
          <table:table-cell table:style-name="Table1.A1" office:value-type="string">
            <text:p text:style-name="P16">ELTE.DH</text:p>
          </table:table-cell>
          <table:table-cell table:style-name="Table1.A1" office:value-type="string">
            <text:p text:style-name="P16">ELTE.DH</text:p>
          </table:table-cell>
          <table:table-cell table:style-name="Table1.A1" office:value-type="string">
            <text:p text:style-name="P16">ELTE.DH</text:p>
          </table:table-cell>
        </table:table-row>
        <table:table-row table:style-name="Table1.1">
          <table:table-cell table:style-name="Table1.A1" office:value-type="string">
            <text:p text:style-name="P17">Slovenian (Marco)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Italian (Fabio)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French (Serge + Christof)</text:p>
          </table:table-cell>
          <table:table-cell table:style-name="Table1.A1" office:value-type="string">
            <text:p text:style-name="P17">Serge</text:p>
          </table:table-cell>
          <table:table-cell table:style-name="Table1.A1" office:value-type="string">
            <text:p text:style-name="P17">Silvie, Ioana</text:p>
          </table:table-cell>
          <table:table-cell table:style-name="Table1.A1" office:value-type="string">
            <text:p text:style-name="P17">Ioana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German (Fotis)</text:p>
          </table:table-cell>
          <table:table-cell table:style-name="Table1.A1" office:value-type="string">
            <text:p text:style-name="P17">Fotis</text:p>
          </table:table-cell>
          <table:table-cell table:style-name="Table1.A1" office:value-type="string">
            <text:p text:style-name="P17">Fotis, Silvie</text:p>
          </table:table-cell>
          <table:table-cell table:style-name="Table1.A1" office:value-type="string">
            <text:p text:style-name="P17">Fotis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Portuguese (Diana)</text:p>
          </table:table-cell>
          <table:table-cell table:style-name="Table1.A1" office:value-type="string">
            <text:p text:style-name="P17">Diana</text:p>
          </table:table-cell>
          <table:table-cell table:style-name="Table1.A1" office:value-type="string">
            <text:p text:style-name="P17">Diana</text:p>
          </table:table-cell>
          <table:table-cell table:style-name="Table1.A1" office:value-type="string">
            <text:p text:style-name="P17">Diana</text:p>
          </table:table-cell>
          <table:table-cell table:style-name="Table1.A1" office:value-type="string">
            <text:p text:style-name="P17">Diana</text:p>
          </table:table-cell>
        </table:table-row>
      </table:table>
      <text:p text:style-name="P18"/>
      <text:p text:style-name="P20"><text:bookmark text:name="_ytpqz47xhfgl"/>For each task</text:p>
      <text:list xml:id="list2969520861" text:style-name="WWNum4">
        <text:list-item>
          <text:p text:style-name="P7">Task definition</text:p>
        </text:list-item>
        <text:list-item>
          <text:p text:style-name="P7">State of the art</text:p>
        </text:list-item>
        <text:list-item>
          <text:p text:style-name="P7"><text:soft-page-break/>Suitable evaluation metrics</text:p>
        </text:list-item>
        <text:list-item>
          <text:p text:style-name="P7">Uniform labeling system</text:p>
        </text:list-item>
        <text:list-item>
          <text:p text:style-name="P7">Common tools</text:p>
        </text:list-item>
        <text:list-item>
          <text:p text:style-name="P7">Baseline results (for non-literary modern newspaper-like text)</text:p>
        </text:list-item>
        <text:list-item>
          <text:p text:style-name="P7">Annotation standard proposal for test data</text:p>
        </text:list-item>
        <text:list-item>
          <text:p text:style-name="P7">Performance off-the-self on 19c novel data</text:p>
        </text:list-item>
      </text:list>
      <text:p text:style-name="P15"/>
      <text:p text:style-name="P15"/>
      <text:p text:style-name="P15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124" meta:word-count="570" meta:character-count="3582" meta:non-whitespace-character-count="3204"/>
    <meta:generator>LibreOfficeDev/6.0.5.2$Linux_X86_64 LibreOffice_project/</meta:generator>
  </office:meta>
</office:document-meta>
</file>